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/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M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 office:value-type="string">
            <text:p>H...How could this have...?!</text:p>
          </table:table-cell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 kind of ruckus over there,
towards the east.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What could've happened?</text:p>
          </table:table-cell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 office:value-type="string">
            <text:p>F-F-F-F-F-F-F-Fi-Fi-First of all, let's
everybody just c-c-c-c-c-ca-c-calm down!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body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〜〜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“Hup!!”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〜, will Nyan-chan show me her
embarrassing pee-pee scene〜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“incident”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“fun”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 office:value-type="string">
            <text:p>NPC event</text:p>
          </table:table-cell>
          <table:table-cell table:style-name="ce0" office:value-type="string">
            <text:p>Purple</text:p>
          </table:table-cell>
          <table:table-cell table:style-name="ce0" office:value-type="string">
            <text:p>And then, and then!</text:p>
          </table:table-cell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 office:value-type="string">
            <text:p>Purple</text:p>
          </table:table-cell>
          <table:table-cell table:style-name="ce0" office:value-type="string">
            <text:p>ha, lolol she's totally walking so pigeon-toed
right now haha!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 office:value-type="string">
            <text:p>Purple-chan
“Woah, you totally peed yourself lololol!
Hurry up and get changed lol!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 office:value-type="string">
            <text:p>Purple-chan
“So, like, after that, right? I bet you think I
went for yakiniku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 office:value-type="string">
            <text:p>Purple-chan
“Like, I always go for yakiniku, right? But I
totally didn't this time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 office:value-type="string">
            <text:p>Blondie-chan
“Srsly?! Why not, lol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I-I gotta go pee, but... this gossip is way
to juicy, so I can't leave now...)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 office:value-type="string">
            <text:p>Purple-chan
“So, get this, in the end, I totally just went for
ramen instead!! 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That's so random, lololol!!
So what were you doing for two hours, lmao?!
*fidget* *fidge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Hey, so like, you remember what I said
happened when I went to that one famous
hot spring in the east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 office:value-type="string">
            <text:p>Blondie-chan
“Oh, yeah—! How'd that go?! Did you find
your panties?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 office:value-type="string">
            <text:p>Purple-chan
“After that, I had the employees and basically
the whole town helping me look for them,
but no-one could find them at all——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 office:value-type="string">
            <text:p>Blondie-chan
“No way, seriously?! Sounds like a panty-thief
to me!! *squirm* *squirm*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 office:value-type="string">
            <text:p>Purple-chan
“Right?! I totally bet it was that creepy old
guy who was taking his dog for a walk who
did it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Ah! The guy who took his dog in even though
pets aren't even allowed?! *squirm*...
*wriggle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 office:value-type="string">
            <text:p>Purple-chan
“Yeah, yeah, him!! He was super suspicious
lol, isn't that totally weird, taking your dog
there?! And walking round the hot spring?!?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 office:value-type="string">
            <text:p>Blondie-chan
“I know, right!! Super weird!! lololol
*wriggle*... *twis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 office:value-type="string">
            <text:p>Purple-chan
“Oh yeah, that reminds me!! You know the
opera I'm doing, 'Faithful Kerberos'—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 office:value-type="string">
            <text:p>Purple-chan
“Wait, lol, have you been desperate for the
toilet this whole time? lo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 office:value-type="string">
            <text:p>Blondie-chan
“Ah, you can tell? lol, I'm totally bursting
here, lmao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 office:value-type="string">
            <text:p>Purple-chan
“Then go pee, dummy! 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 office:value-type="string">
            <text:p>Blondie-chan
“Soz—, I'll be right back haha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 office:value-type="string">
            <text:p>Blondie-chan
“Uhh, where was the nearest toile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 office:value-type="string">
            <text:p>Blondie-chan
“*brrrr*
Agh...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N-No way... this is way worse than I
thought...)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 office:value-type="string">
            <text:p>Blondie-chan
“The railcar place has a toilet... w-will I even
be able to... make i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 office:value-type="string">
            <text:p>Blondie-chan
“Uwaaaaahn!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 office:value-type="string">
            <text:p>Blondie-chan
“Ah, ah, no... I really can't wait to find a
toilet, after all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 office:value-type="string">
            <text:p>Blondie-chan
“I'd better get this over wit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 office:value-type="string">
            <text:p>Blondie-chan
“Uwaaaaaaagh———!!! Wh-Why does this
only happen at the worst times, geez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 office:value-type="string">
            <text:p>Blondie-chan
“Wh-Wh-Whatever, quickly, just... turn
around... uu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 office:value-type="string">
            <text:p>Blondie-chan
“No... I can't... ohh...”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 office:value-type="string">
            <text:p>Blondie</text:p>
          </table:table-cell>
          <table:table-cell table:style-name="ce0" office:value-type="string">
            <text:p>I-I told you... to turn arooound!</text:p>
          </table:table-cell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 office:value-type="string">
            <text:p>You jerk!!! Uwaaaaaaahnn!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seems she got too immersed
in conversation, and ignored the protests of her
bladder for slightly too long.</text:p>
          </table:table-cell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 office:value-type="string">
            <text:p>I like that attitude!!</text:p>
          </table:table-cell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 office:value-type="string">
            <text:p>Wait, I already said that back in Jinbū
Village...</text:p>
          </table:table-cell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 office:value-type="string">
            <text:p>All right, then, take this in commemoration
of those good times.</text:p>
          </table:table-cell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500 ren!</text:p>
          </table:table-cell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 office:value-type="string">
            <text:p>I'm getting sick and tired of all these
kidnapp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3T15:50:28+01:00</meta:creation-date>
    <dc:date>2020-02-23T15:50:2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